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139.7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1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00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99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fo:background-color="#ffff99"/>
    </style:style>
    <style:style style:name="ce8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pt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background-color="#66cc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cc00"/>
    </style:style>
    <style:style style:name="ce1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5" office:value-type="string" calcext:value-type="string">
            <text:p>Package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link</text:p>
          </table:table-cell>
          <table:table-cell table:style-name="ce1" office:value-type="string" calcext:value-type="string">
            <text:p>Cost</text:p>
          </table:table-cell>
          <table:table-cell table:style-name="ce12" table:number-columns-repeated="1015"/>
        </table:table-row>
        <table:table-row table:style-name="ro2">
          <table:table-cell table:style-name="ce2" office:value-type="string" calcext:value-type="string">
            <text:p>AF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 digit 7-segment LED display</text:p>
          </table:table-cell>
          <table:table-cell table:style-name="ce2" office:value-type="string" calcext:value-type="string">
            <text:p>Lite-On</text:p>
          </table:table-cell>
          <table:table-cell table:style-name="ce2" office:value-type="string" calcext:value-type="string">
            <text:p>LTC-4627JR</text:p>
          </table:table-cell>
          <table:table-cell table:style-name="ce6"/>
          <table:table-cell table:style-name="ce10" office:value-type="string" calcext:value-type="string">
            <text:p>Mouser</text:p>
          </table:table-cell>
          <table:table-cell table:style-name="ce2" office:value-type="string" calcext:value-type="string">
            <text:p><text:a xlink:href="http://www.mouser.de/ProductDetail/Lite-On/LTC-4627JR/?qs=%2Fha2pyFadugGlH2Nv1Hg97iWMoC6DTZHHsk5aEB7rpA%3D" xlink:type="simple">http://www.mouser.de/ProductDetail/Lite-On/LTC-4627JR/?qs=%2fha2pyFadugGlH2Nv1Hg97iWMoC6DTZHHsk5aEB7rpA%3d</text:a>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table:formula="of:=[.I2]*[.B2]" office:value-type="float" office:value="1.85" calcext:value-type="float">
            <text:p>1.85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.2 µF, &gt;40V</text:p>
          </table:table-cell>
          <table:table-cell table:style-name="ce3" office:value-type="string" calcext:value-type="string">
            <text:p>Murata</text:p>
          </table:table-cell>
          <table:table-cell table:style-name="ce3" office:value-type="string" calcext:value-type="string">
            <text:p>GRM32ER72A225KA35L</text:p>
          </table:table-cell>
          <table:table-cell table:style-name="ce7" office:value-type="string" calcext:value-type="string">
            <text:p>121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1210-High-Cap/X7R-G1210-2-2/3/index.html?ACTION=3&amp;GROUPID=5155&amp;ARTICLE=107460&amp;OFFSET=500&amp;" xlink:type="simple">http://www.reichelt.de/Vielschicht-SMD-G1210-High-Cap/X7R-G1210-2-2/3/index.html?ACTION=3&amp;GROUPID=5155&amp;ARTICLE=107460&amp;OFFSET=500&amp;</text:a></text:p>
          </table:table-cell>
          <table:table-cell table:style-name="ce3" office:value-type="float" office:value="0.3" calcext:value-type="float">
            <text:p>0.3</text:p>
          </table:table-cell>
          <table:table-cell table:style-name="ce2" table:formula="of:=[.I3]*[.B3]" office:value-type="float" office:value="0.3" calcext:value-type="float">
            <text:p>0.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 nF &gt;10V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CC0805KRX7R9BB104</text:p>
          </table:table-cell>
          <table:table-cell table:style-name="ce7" office:value-type="string" calcext:value-type="string">
            <text:p>080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0805/X7R-G0805-100N/3/index.html?ACTION=3&amp;GROUPID=3165&amp;ARTICLE=31879&amp;OFFSET=500&amp;" xlink:type="simple">http://www.reichelt.de/Vielschicht-SMD-G0805/X7R-G0805-100N/3/index.html?ACTION=3&amp;GROUPID=3165&amp;ARTICLE=31879&amp;OFFSET=500&amp;</text:a>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[.I4]*[.B4]" office:value-type="float" office:value="0.04" calcext:value-type="float">
            <text:p>0.0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,7nF</text:p>
          </table:table-cell>
          <table:table-cell table:style-name="ce3" office:value-type="string" calcext:value-type="string">
            <text:p>Yageo</text:p>
          </table:table-cell>
          <table:table-cell table:style-name="ce4" office:value-type="string" calcext:value-type="string">
            <text:p>CC0603KRX7R9BB472</text:p>
          </table:table-cell>
          <table:table-cell table:style-name="ce7" office:value-type="string" calcext:value-type="string">
            <text:p>060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0603/X7R-G0603-4-7N/3/index.html?ACTION=3&amp;GROUPID=3164&amp;ARTICLE=31868&amp;OFFSET=500&amp;" xlink:type="simple">http://www.reichelt.de/Vielschicht-SMD-G0603/X7R-G0603-4-7N/3/index.html?ACTION=3&amp;GROUPID=3164&amp;ARTICLE=31868&amp;OFFSET=500&amp;</text:a>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[.I5]*[.B5]" office:value-type="float" office:value="0.04" calcext:value-type="float">
            <text:p>0.0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2µF</text:p>
          </table:table-cell>
          <table:table-cell table:style-name="ce3" office:value-type="string" calcext:value-type="string">
            <text:p>MuRata</text:p>
          </table:table-cell>
          <table:table-cell table:style-name="ce3" office:value-type="string" calcext:value-type="string">
            <text:p>GRM31CR71A226KE15L</text:p>
          </table:table-cell>
          <table:table-cell table:style-name="ce7" office:value-type="string" calcext:value-type="string">
            <text:p>1206</text:p>
          </table:table-cell>
          <table:table-cell table:style-name="ce3" office:value-type="string" calcext:value-type="string">
            <text:p>Reichelt</text:p>
          </table:table-cell>
          <table:table-cell table:style-name="ce2" office:value-type="string" calcext:value-type="string">
            <text:p><text:a xlink:href="http://www.reichelt.de/Vielschicht-SMD-G1206-High-Cap/X7R-G1206-22-10/3/index.html?ACTION=3&amp;LA=446&amp;ARTICLE=89742&amp;GROUPID=4340&amp;artnr=X7R-G1206+22%2F10&amp;SEARCH=GRM31CR71A226KE15L" xlink:type="simple">http://www.reichelt.de/Vielschicht-SMD-G1206-High-Cap/X7R-G1206-22-10/3/index.html?ACTION=3&amp;LA=446&amp;ARTICLE=89742&amp;GROUPID=4340&amp;artnr=X7R-G1206+22%2F10&amp;SEARCH=GRM31CR71A226KE15L</text:a></text:p>
          </table:table-cell>
          <table:table-cell table:style-name="ce3" office:value-type="float" office:value="0.19" calcext:value-type="float">
            <text:p>0.19</text:p>
          </table:table-cell>
          <table:table-cell table:style-name="ce2" table:formula="of:=[.I6]*[.B6]" office:value-type="float" office:value="0.19" calcext:value-type="float">
            <text:p>0.19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C4, C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5pF</text:p>
          </table:table-cell>
          <table:table-cell table:style-name="ce3" office:value-type="string" calcext:value-type="string">
            <text:p>Wurth</text:p>
          </table:table-cell>
          <table:table-cell table:style-name="ce3" office:value-type="float" office:value="885012006052" calcext:value-type="float">
            <text:p>885012006052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Search/ProductDetail.aspx?R=885012006052virtualkey51110000virtualkey710-885012006052" xlink:type="simple">http://www.mouser.de/Search/ProductDetail.aspx?R=885012006052virtualkey51110000virtualkey710-885012006052</text:a></text:p>
          </table:table-cell>
          <table:table-cell table:style-name="ce3" office:value-type="float" office:value="0.057" calcext:value-type="float">
            <text:p>0.057</text:p>
          </table:table-cell>
          <table:table-cell table:style-name="ce2" table:formula="of:=[.I7]*[.B7]" office:value-type="float" office:value="0.114" calcext:value-type="float">
            <text:p>0.114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C6, C10, C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µF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CC0805KRX7R9BB472</text:p>
          </table:table-cell>
          <table:table-cell table:style-name="ce7" office:value-type="string" calcext:value-type="string">
            <text:p>080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Vielschicht-SMD-G0805/X7R-G0805-4-7N/3/index.html?ACTION=3&amp;LA=2&amp;ARTICLE=22884&amp;GROUPID=3165&amp;artnr=X7R-G0805+4%2C7N&amp;SEARCH=%252A" xlink:type="simple">http://www.reichelt.de/Vielschicht-SMD-G0805/X7R-G0805-4-7N/3/index.html?ACTION=3&amp;LA=2&amp;ARTICLE=22884&amp;GROUPID=3165&amp;artnr=X7R-G0805+4%2C7N&amp;SEARCH=%252A</text:a>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[.I8]*[.B8]" office:value-type="float" office:value="0.12" calcext:value-type="float">
            <text:p>0.12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C7, C8, C9, C11, C12, C13, C14, C15, C17, C18, C19, C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Yageo</text:p>
          </table:table-cell>
          <table:table-cell table:style-name="ce4" office:value-type="string" calcext:value-type="string">
            <text:p>CC0603KRX7R7BB104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Yageo/CC0603KRX7R7BB104/?qs=%2Fha2pyFaduh%252bUOWCkAJwPAAfWX5Zs07%252bEmnfKxpqfAm7CqKvppmW0A%3D%3D" xlink:type="simple">http://www.mouser.de/ProductDetail/Yageo/CC0603KRX7R7BB104/?qs=%2fha2pyFaduh%252bUOWCkAJwPAAfWX5Zs07%252bEmnfKxpqfAm7CqKvppmW0A%3d%3d</text:a></text:p>
          </table:table-cell>
          <table:table-cell table:style-name="ce3" office:value-type="float" office:value="0.094" calcext:value-type="float">
            <text:p>0.094</text:p>
          </table:table-cell>
          <table:table-cell table:style-name="ce2" table:formula="of:=[.I9]*[.B9]" office:value-type="float" office:value="1.128" calcext:value-type="float">
            <text:p>1.128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C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.1F</text:p>
          </table:table-cell>
          <table:table-cell table:style-name="ce3"/>
          <table:table-cell table:style-name="ce4"/>
          <table:table-cell table:style-name="ce7" office:value-type="string" calcext:value-type="string">
            <text:p>10mm pitch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peicher-Elkos/SPK-100-000-10/3/index.html?ACTION=3&amp;LA=446&amp;ARTICLE=43281&amp;GROUPID=3148&amp;artnr=SPK+100.000µ-10&amp;SEARCH=0.1F%2Bgold%2Bcap" xlink:type="simple">http://www.reichelt.de/Speicher-Elkos/SPK-100-000-10/3/index.html?ACTION=3&amp;LA=446&amp;ARTICLE=43281&amp;GROUPID=3148&amp;artnr=SPK+100.000%C2%B5-10&amp;SEARCH=0.1F%2Bgold%2Bcap</text:a></text:p>
          </table:table-cell>
          <table:table-cell table:style-name="ce3" office:value-type="float" office:value="0.99" calcext:value-type="float">
            <text:p>0.99</text:p>
          </table:table-cell>
          <table:table-cell table:style-name="ce2" table:formula="of:=[.I10]*[.B10]" office:value-type="float" office:value="0.99" calcext:value-type="float">
            <text:p>0.99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D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VS-Diode, 40.2 V</text:p>
          </table:table-cell>
          <table:table-cell table:style-name="ce3" office:value-type="string" calcext:value-type="string">
            <text:p>Vishay</text:p>
          </table:table-cell>
          <table:table-cell table:style-name="ce3" office:value-type="string" calcext:value-type="string">
            <text:p>P4SMA47CA</text:p>
          </table:table-cell>
          <table:table-cell table:style-name="ce7" office:value-type="string" calcext:value-type="string">
            <text:p>DO-214AC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-Semiconductors/P4SMA47CA-E3-61/?qs=sGAEpiMZZMuNo3spt1BaV%252bLr%252b0awzgKwoWLhmt53pkw%3D" xlink:type="simple">http://www.mouser.de/ProductDetail/Vishay-Semiconductors/P4SMA47CA-E3-61/?qs=sGAEpiMZZMuNo3spt1BaV%252bLr%252b0awzgKwoWLhmt53pkw%3d</text:a></text:p>
          </table:table-cell>
          <table:table-cell table:style-name="ce3" office:value-type="float" office:value="0.377" calcext:value-type="float">
            <text:p>0.377</text:p>
          </table:table-cell>
          <table:table-cell table:style-name="ce2" table:formula="of:=[.I11]*[.B11]" office:value-type="float" office:value="0.377" calcext:value-type="float">
            <text:p>0.377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D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Zener Diode 10V</text:p>
          </table:table-cell>
          <table:table-cell table:style-name="ce3" office:value-type="string" calcext:value-type="string">
            <text:p>ON Semiconductor</text:p>
          </table:table-cell>
          <table:table-cell table:style-name="ce3" office:value-type="string" calcext:value-type="string">
            <text:p>1SMA5925BT3G</text:p>
          </table:table-cell>
          <table:table-cell table:style-name="ce7" office:value-type="string" calcext:value-type="string">
            <text:p>SMA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ON-Semiconductor/1SMA5925BT3G/?qs=sGAEpiMZZMtQ8nqTKtFS%2FJ7m6e1KBCguFdcBQ8djyrk%3D" xlink:type="simple">http://www.mouser.de/ProductDetail/ON-Semiconductor/1SMA5925BT3G/?qs=sGAEpiMZZMtQ8nqTKtFS%2fJ7m6e1KBCguFdcBQ8djyrk%3d</text:a></text:p>
          </table:table-cell>
          <table:table-cell table:style-name="ce3" office:value-type="float" office:value="0.358" calcext:value-type="float">
            <text:p>0.358</text:p>
          </table:table-cell>
          <table:table-cell table:style-name="ce2" table:formula="of:=[.I12]*[.B12]" office:value-type="float" office:value="0.358" calcext:value-type="float">
            <text:p>0.358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D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.57V 1A</text:p>
          </table:table-cell>
          <table:table-cell table:style-name="ce3" office:value-type="string" calcext:value-type="string">
            <text:p>NXP Semiconductor</text:p>
          </table:table-cell>
          <table:table-cell table:style-name="ce4" office:value-type="string" calcext:value-type="string">
            <text:p>PMEG6010CEH,11</text:p>
          </table:table-cell>
          <table:table-cell table:style-name="ce7" office:value-type="string" calcext:value-type="string">
            <text:p>SOD-123F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NXP/PMEG6010CEH115/?qs=%2Fha2pyFaduh54jTkhlomTrUDHo8H%252bng3586SrwXdqF%252bNj9D0twyWEw%3D%3D" xlink:type="simple">http://www.mouser.de/ProductDetail/NXP/PMEG6010CEH115/?qs=%2fha2pyFaduh54jTkhlomTrUDHo8H%252bng3586SrwXdqF%252bNj9D0twyWEw%3d%3d</text:a></text:p>
          </table:table-cell>
          <table:table-cell table:style-name="ce3" office:value-type="float" office:value="0.358" calcext:value-type="float">
            <text:p>0.358</text:p>
          </table:table-cell>
          <table:table-cell table:style-name="ce2" table:formula="of:=[.I13]*[.B13]" office:value-type="float" office:value="0.358" calcext:value-type="float">
            <text:p>0.358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D4,D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ED Rot</text:p>
          </table:table-cell>
          <table:table-cell table:style-name="ce3" office:value-type="string" calcext:value-type="string">
            <text:p>Osram</text:p>
          </table:table-cell>
          <table:table-cell table:style-name="ce4"/>
          <table:table-cell table:style-name="ce7" office:value-type="string" calcext:value-type="string">
            <text:p>060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LEDs-Standard/LS-Q976/3/index.html?ACTION=3&amp;GROUPID=3035&amp;ARTICLE=156367&amp;OFFSET=75&amp;" xlink:type="simple">http://www.reichelt.de/SMD-LEDs-Standard/LS-Q976/3/index.html?ACTION=3&amp;GROUPID=3035&amp;ARTICLE=156367&amp;OFFSET=75&amp;</text:a>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[.I14]*[.B14]" office:value-type="float" office:value="0.12" calcext:value-type="float">
            <text:p>0.12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chottky Diode 0.3V</text:p>
          </table:table-cell>
          <table:table-cell table:style-name="ce3" office:value-type="string" calcext:value-type="string">
            <text:p>Fairchield</text:p>
          </table:table-cell>
          <table:table-cell table:style-name="ce4" office:value-type="string" calcext:value-type="string">
            <text:p>MBR1020VL</text:p>
          </table:table-cell>
          <table:table-cell table:style-name="ce7" office:value-type="string" calcext:value-type="string">
            <text:p>SOD-123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Fairchild-Semiconductor/MBR1020VL/?qs=sGAEpiMZZMtQ8nqTKtFS%2FMv7GkUEUYtz2qTPl7PgczIF%2FuachMkF1g%3D%3D" xlink:type="simple">http://www.mouser.de/ProductDetail/Fairchild-Semiconductor/MBR1020VL/?qs=sGAEpiMZZMtQ8nqTKtFS%2fMv7GkUEUYtz2qTPl7PgczIF%2fuachMkF1g%3d%3d</text:a></text:p>
          </table:table-cell>
          <table:table-cell table:style-name="ce3" office:value-type="float" office:value="0.368" calcext:value-type="float">
            <text:p>0.368</text:p>
          </table:table-cell>
          <table:table-cell table:style-name="ce2" table:formula="of:=[.I15]*[.B15]" office:value-type="float" office:value="0.368" calcext:value-type="float">
            <text:p>0.368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L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7µH</text:p>
          </table:table-cell>
          <table:table-cell table:style-name="ce3" office:value-type="string" calcext:value-type="string">
            <text:p>Bourns</text:p>
          </table:table-cell>
          <table:table-cell table:style-name="ce3" office:value-type="string" calcext:value-type="string">
            <text:p>SDE0604A-270M</text:p>
          </table:table-cell>
          <table:table-cell table:style-name="ce7"/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Bourns/SDE0604A-270M/?qs=%2Fha2pyFadujxTZeKTC56On4tXig7reG8R0NJrm4n%2Fh9cp5vHSWT%252b0w%3D%3D" xlink:type="simple">http://www.mouser.de/ProductDetail/Bourns/SDE0604A-270M/?qs=%2fha2pyFadujxTZeKTC56On4tXig7reG8R0NJrm4n%2fh9cp5vHSWT%252b0w%3d%3d</text:a></text:p>
          </table:table-cell>
          <table:table-cell table:style-name="ce3" office:value-type="float" office:value="0.474" calcext:value-type="float">
            <text:p>0.474</text:p>
          </table:table-cell>
          <table:table-cell table:style-name="ce2" table:formula="of:=[.I16]*[.B16]" office:value-type="float" office:value="0.474" calcext:value-type="float">
            <text:p>0.474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icro Match Header 2x5</text:p>
          </table:table-cell>
          <table:table-cell table:style-name="ce3" table:number-columns-repeated="2"/>
          <table:table-cell table:style-name="ce7"/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Micro-Match-Verbinder/MPE-374-1-010/3/index.html?ACTION=3&amp;GROUPID=7523&amp;ARTICLE=120026&amp;OFFSET=75&amp;" xlink:type="simple">http://www.reichelt.de/Micro-Match-Verbinder/MPE-374-1-010/3/index.html?ACTION=3&amp;GROUPID=7523&amp;ARTICLE=120026&amp;OFFSET=75&amp;</text:a></text:p>
          </table:table-cell>
          <table:table-cell table:style-name="ce3" office:value-type="float" office:value="0.41" calcext:value-type="float">
            <text:p>0.41</text:p>
          </table:table-cell>
          <table:table-cell table:style-name="ce2" table:formula="of:=[.I17]*[.B17]" office:value-type="float" office:value="0.41" calcext:value-type="float">
            <text:p>0.41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WAGO</text:p>
          </table:table-cell>
          <table:table-cell table:style-name="ce3" office:value-type="string" calcext:value-type="string">
            <text:p>218-104</text:p>
          </table:table-cell>
          <table:table-cell table:style-name="ce7"/>
          <table:table-cell table:style-name="ce3" office:value-type="string" calcext:value-type="string">
            <text:p>Voelkner</text:p>
          </table:table-cell>
          <table:table-cell table:style-name="ce3" office:value-type="string" calcext:value-type="string">
            <text:p><text:a xlink:href="http://www.voelkner.de/products/55717/Leiterplattenklemme-218-4-polig-Rm-2-5.html?ref=43&amp;products_model=D57985&amp;gclid=CjwKEAjwwOvABRC08aedoZ_lnTMSJACs_cbuTnDBYbMlB1DErb2-uGGN9cI-WlWGInpljWZJsSRBERoCVA_w_wcB" xlink:type="simple">http://www.voelkner.de/products/55717/Leiterplattenklemme-218-4-polig-Rm-2-5.html?ref=43&amp;products_model=D57985&amp;gclid=CjwKEAjwwOvABRC08aedoZ_lnTMSJACs_cbuTnDBYbMlB1DErb2-uGGN9cI-WlWGInpljWZJsSRBERoCVA_w_wcB</text:a></text:p>
          </table:table-cell>
          <table:table-cell table:style-name="ce3" office:value-type="float" office:value="2.08" calcext:value-type="float">
            <text:p>2.08</text:p>
          </table:table-cell>
          <table:table-cell table:style-name="ce2" table:formula="of:=[.I18]*[.B18]" office:value-type="float" office:value="2.08" calcext:value-type="float">
            <text:p>2.08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Q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-Mos</text:p>
          </table:table-cell>
          <table:table-cell table:style-name="ce3" office:value-type="string" calcext:value-type="string">
            <text:p>Diodes Incorporated</text:p>
          </table:table-cell>
          <table:table-cell table:style-name="ce3" office:value-type="string" calcext:value-type="string">
            <text:p>DMP6023LSS</text:p>
          </table:table-cell>
          <table:table-cell table:style-name="ce7"/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Diodes-Incorporated/DMP6023LSS-13/?qs=jXf%2FRVhl83Yh%252bCazOhYmSQ%3D%3D" xlink:type="simple">http://www.mouser.de/ProductDetail/Diodes-Incorporated/DMP6023LSS-13/?qs=jXf%2FRVhl83Yh%252bCazOhYmSQ%3D%3D</text:a></text:p>
          </table:table-cell>
          <table:table-cell table:style-name="ce3" office:value-type="float" office:value="0.74" calcext:value-type="float">
            <text:p>0.74</text:p>
          </table:table-cell>
          <table:table-cell table:style-name="ce2" table:formula="of:=[.I19]*[.B19]" office:value-type="float" office:value="0.74" calcext:value-type="float">
            <text:p>0.74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Q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ototransistor</text:p>
          </table:table-cell>
          <table:table-cell table:style-name="ce3" office:value-type="string" calcext:value-type="string">
            <text:p>Osram</text:p>
          </table:table-cell>
          <table:table-cell table:style-name="ce3" office:value-type="string" calcext:value-type="string">
            <text:p>SFH 3711</text:p>
          </table:table-cell>
          <table:table-cell table:style-name="ce7"/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Osram-Opto-Semiconductor/SFH-3711/?qs=%2Fha2pyFadujQn89q8OZH7loUcyiYuIpoojpE%252b%2FIV%2FcY%3D" xlink:type="simple">http://www.mouser.de/ProductDetail/Osram-Opto-Semiconductor/SFH-3711/?qs=%2fha2pyFadujQn89q8OZH7loUcyiYuIpoojpE%252b%2fIV%2fcY%3d</text:a></text:p>
          </table:table-cell>
          <table:table-cell table:style-name="ce3" office:value-type="float" office:value="0.61" calcext:value-type="float">
            <text:p>0.61</text:p>
          </table:table-cell>
          <table:table-cell table:style-name="ce2" table:formula="of:=[.I20]*[.B20]" office:value-type="float" office:value="0.61" calcext:value-type="float">
            <text:p>0.61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Q3, Q4, Q5, Q6, Q7, Q8, Q9, Q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-Mos</text:p>
          </table:table-cell>
          <table:table-cell table:style-name="ce3"/>
          <table:table-cell table:style-name="ce3" office:value-type="string" calcext:value-type="string">
            <text:p>BSS138</text:p>
          </table:table-cell>
          <table:table-cell table:style-name="ce7" office:value-type="string" calcext:value-type="string">
            <text:p>SOT-2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BS-Transistoren/BSS-138-SMD/3/index.html?ACTION=3&amp;GROUPID=2884&amp;ARTICLE=41437&amp;OFFSET=75&amp;" xlink:type="simple">http://www.reichelt.de/BS-Transistoren/BSS-138-SMD/3/index.html?ACTION=3&amp;GROUPID=2884&amp;ARTICLE=41437&amp;OFFSET=75&amp;</text:a></text:p>
          </table:table-cell>
          <table:table-cell table:style-name="ce3" office:value-type="float" office:value="0.05" calcext:value-type="float">
            <text:p>0.05</text:p>
          </table:table-cell>
          <table:table-cell table:style-name="ce2" table:formula="of:=[.I21]*[.B21]" office:value-type="float" office:value="0.4" calcext:value-type="float">
            <text:p>0.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Q11, Q12, Q13, Q14, Q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-Mos</text:p>
          </table:table-cell>
          <table:table-cell table:style-name="ce3"/>
          <table:table-cell table:style-name="ce3" office:value-type="string" calcext:value-type="string">
            <text:p>BSS64P</text:p>
          </table:table-cell>
          <table:table-cell table:style-name="ce7" office:value-type="string" calcext:value-type="string">
            <text:p>SOT-23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BS-Transistoren/BSS-84P-SMD/3/index.html?ACTION=3&amp;GROUPID=2884&amp;ARTICLE=41443&amp;OFFSET=75&amp;" xlink:type="simple">http://www.reichelt.de/BS-Transistoren/BSS-84P-SMD/3/index.html?ACTION=3&amp;GROUPID=2884&amp;ARTICLE=41443&amp;OFFSET=75&amp;</text:a></text:p>
          </table:table-cell>
          <table:table-cell table:style-name="ce3" office:value-type="float" office:value="0.05" calcext:value-type="float">
            <text:p>0.05</text:p>
          </table:table-cell>
          <table:table-cell table:style-name="ce2" table:formula="of:=[.I22]*[.B22]" office:value-type="float" office:value="0.25" calcext:value-type="float">
            <text:p>0.25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 kΩ, &gt;=0.1W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1206JR-07100KL</text:p>
          </table:table-cell>
          <table:table-cell table:style-name="ce8" office:value-type="float" office:value="1206" calcext:value-type="float">
            <text:p>1206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1206-von-1-bis-910-kOhm/SMD-1-4W-100K/3/index.html?ACTION=3&amp;GROUPID=7974&amp;ARTICLE=18243&amp;OFFSET=500&amp;" xlink:type="simple">http://www.reichelt.de/SMD-1206-von-1-bis-910-kOhm/SMD-1-4W-100K/3/index.html?ACTION=3&amp;GROUPID=7974&amp;ARTICLE=18243&amp;OFFSET=500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3]*[.B23]" office:value-type="float" office:value="0.03" calcext:value-type="float">
            <text:p>0.03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R13, R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60.4 kΩ</text:p>
          </table:table-cell>
          <table:table-cell table:style-name="ce3" office:value-type="string" calcext:value-type="string">
            <text:p>Vishay Dale</text:p>
          </table:table-cell>
          <table:table-cell table:style-name="ce3" office:value-type="string" calcext:value-type="string">
            <text:p>CRCW040260R4FKED</text:p>
          </table:table-cell>
          <table:table-cell table:style-name="ce8" office:value-type="string" calcext:value-type="string">
            <text:p>0402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/CRCW040260R4FKED/?qs=sGAEpiMZZMtlubZbdhIBIGers3s%252brWlMtLXt4fvnxek%3D" xlink:type="simple">http://www.mouser.de/ProductDetail/Vishay/CRCW040260R4FKED/?qs=sGAEpiMZZMtlubZbdhIBIGers3s%252brWlMtLXt4fvnxek%3d</text:a></text:p>
          </table:table-cell>
          <table:table-cell table:style-name="ce3" office:value-type="float" office:value="0.094" calcext:value-type="float">
            <text:p>0.094</text:p>
          </table:table-cell>
          <table:table-cell table:style-name="ce2" table:formula="of:=[.I24]*[.B24]" office:value-type="float" office:value="0.188" calcext:value-type="float">
            <text:p>0.188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R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.7 k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4K7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1-bis-910-kOhm/SMD-0402-4-7K/3/index.html?ACTION=3&amp;GROUPID=7965&amp;ARTICLE=89388&amp;OFFSET=75&amp;" xlink:type="simple">http://www.reichelt.de/SMD-0402-von-1-bis-910-kOhm/SMD-0402-4-7K/3/index.html?ACTION=3&amp;GROUPID=7965&amp;ARTICLE=89388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5]*[.B25]" office:value-type="float" office:value="0.03" calcext:value-type="float">
            <text:p>0.0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 kΩ, 5%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100K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1-bis-910-kOhm/SMD-0402-100K/3/index.html?ACTION=3&amp;GROUPID=7965&amp;ARTICLE=89396&amp;OFFSET=500&amp;" xlink:type="simple">http://www.reichelt.de/SMD-0402-von-1-bis-910-kOhm/SMD-0402-100K/3/index.html?ACTION=3&amp;GROUPID=7965&amp;ARTICLE=89396&amp;OFFSET=500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6]*[.B26]" office:value-type="float" office:value="0.03" calcext:value-type="float">
            <text:p>0.0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25, R26, R27, R28, R33, R34, R35, R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20 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120R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0-bis-910-Ohm/SMD-0402-120/3/index.html?ACTION=3&amp;GROUPID=7964&amp;ARTICLE=89379&amp;OFFSET=75&amp;" xlink:type="simple">http://www.reichelt.de/SMD-0402-von-0-bis-910-Ohm/SMD-0402-120/3/index.html?ACTION=3&amp;GROUPID=7964&amp;ARTICLE=89379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27]*[.B27]" office:value-type="float" office:value="0.24" calcext:value-type="float">
            <text:p>0.24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R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8 kΩ, 1%</text:p>
          </table:table-cell>
          <table:table-cell table:style-name="ce3" office:value-type="string" calcext:value-type="string">
            <text:p>Vishay Dale</text:p>
          </table:table-cell>
          <table:table-cell table:style-name="ce3" office:value-type="string" calcext:value-type="string">
            <text:p>CRCW040228K0FKED</text:p>
          </table:table-cell>
          <table:table-cell table:style-name="ce8" office:value-type="string" calcext:value-type="string">
            <text:p>0402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/CRCW040228K0FKED/?qs=sGAEpiMZZMu61qfTUdNhG2DpbjADlD3GUol6Srswoic%3D" xlink:type="simple">http://www.mouser.de/ProductDetail/Vishay/CRCW040228K0FKED/?qs=sGAEpiMZZMu61qfTUdNhG2DpbjADlD3GUol6Srswoic%3d</text:a></text:p>
          </table:table-cell>
          <table:table-cell table:style-name="ce3" office:value-type="float" office:value="0.094" calcext:value-type="float">
            <text:p>0.094</text:p>
          </table:table-cell>
          <table:table-cell table:style-name="ce2" table:formula="of:=[.I28]*[.B28]" office:value-type="float" office:value="0.094" calcext:value-type="float">
            <text:p>0.094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R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.45 kΩ, 1%</text:p>
          </table:table-cell>
          <table:table-cell table:style-name="ce3" office:value-type="string" calcext:value-type="string">
            <text:p>Vishay Dale</text:p>
          </table:table-cell>
          <table:table-cell table:style-name="ce3" office:value-type="string" calcext:value-type="string">
            <text:p>CRCW04028K45FKED</text:p>
          </table:table-cell>
          <table:table-cell table:style-name="ce8" office:value-type="string" calcext:value-type="string">
            <text:p>0402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Vishay/CRCW04028K45FKED/?qs=sGAEpiMZZMu61qfTUdNhG2DpbjADlD3GT%252byZKeTAS%2Fg%3D" xlink:type="simple">http://www.mouser.de/ProductDetail/Vishay/CRCW04028K45FKED/?qs=sGAEpiMZZMu61qfTUdNhG2DpbjADlD3GT%252byZKeTAS%2fg%3d</text:a></text:p>
          </table:table-cell>
          <table:table-cell table:style-name="ce3" office:value-type="float" office:value="0.094" calcext:value-type="float">
            <text:p>0.094</text:p>
          </table:table-cell>
          <table:table-cell table:style-name="ce2" table:formula="of:=[.I29]*[.B29]" office:value-type="float" office:value="0.094" calcext:value-type="float">
            <text:p>0.094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R5, R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 k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10K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1-bis-910-kOhm/SMD-0402-10K/3/index.html?ACTION=3&amp;GROUPID=7965&amp;ARTICLE=89390&amp;OFFSET=75&amp;" xlink:type="simple">http://www.reichelt.de/SMD-0402-von-1-bis-910-kOhm/SMD-0402-10K/3/index.html?ACTION=3&amp;GROUPID=7965&amp;ARTICLE=89390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30]*[.B30]" office:value-type="float" office:value="0.06" calcext:value-type="float">
            <text:p>0.06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7, R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20 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220R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0-bis-910-Ohm/SMD-0402-220/3/index.html?ACTION=3&amp;GROUPID=7964&amp;ARTICLE=89380&amp;SEARCH=0402%20220&amp;OFFSET=75&amp;" xlink:type="simple">http://www.reichelt.de/SMD-0402-von-0-bis-910-Ohm/SMD-0402-220/3/index.html?ACTION=3&amp;GROUPID=7964&amp;ARTICLE=89380&amp;SEARCH=0402%20220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31]*[.B31]" office:value-type="float" office:value="0.06" calcext:value-type="float">
            <text:p>0.06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9, R10, R11, R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.3 kΩ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402FR-073K3L</text:p>
          </table:table-cell>
          <table:table-cell table:style-name="ce8" office:value-type="string" calcext:value-type="string">
            <text:p>040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402-von-1-bis-910-kOhm/SMD-0402-3-3K/3/index.html?ACTION=3&amp;GROUPID=7965&amp;ARTICLE=89387&amp;OFFSET=75&amp;" xlink:type="simple">http://www.reichelt.de/SMD-0402-von-1-bis-910-kOhm/SMD-0402-3-3K/3/index.html?ACTION=3&amp;GROUPID=7965&amp;ARTICLE=89387&amp;OFFSET=75&amp;</text:a>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[.I32]*[.B32]" office:value-type="float" office:value="0.06" calcext:value-type="float">
            <text:p>0.06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 Ω &gt; 0.11W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RC0805FR-07100RL</text:p>
          </table:table-cell>
          <table:table-cell table:style-name="ce8" office:value-type="string" calcext:value-type="string">
            <text:p>080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SMD-0805-von-0-bis-910-Ohm/SMD-0805-100/3/index.html?ACTION=3&amp;LA=2&amp;ARTICLE=32874&amp;GROUPID=7970&amp;artnr=SMD-0805+100&amp;SEARCH=%252A" xlink:type="simple">http://www.reichelt.de/SMD-0805-von-0-bis-910-Ohm/SMD-0805-100/3/index.html?ACTION=3&amp;LA=2&amp;ARTICLE=32874&amp;GROUPID=7970&amp;artnr=SMD-0805+100&amp;SEARCH=%252A</text:a></text:p>
          </table:table-cell>
          <table:table-cell table:style-name="ce3" office:value-type="float" office:value="0.3" calcext:value-type="float">
            <text:p>0.3</text:p>
          </table:table-cell>
          <table:table-cell table:style-name="ce2" table:formula="of:=[.I33]*[.B33]" office:value-type="float" office:value="0.3" calcext:value-type="float">
            <text:p>0.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SW1, SW2, SW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utton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KMR2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Kurzhubtaster/KMR-231-G-LFS/3/index.html?ACTION=3&amp;GROUPID=7587&amp;ARTICLE=148478&amp;OFFSET=500&amp;" xlink:type="simple">http://www.reichelt.de/Kurzhubtaster/KMR-231-G-LFS/3/index.html?ACTION=3&amp;GROUPID=7587&amp;ARTICLE=148478&amp;OFFSET=500&amp;</text:a></text:p>
          </table:table-cell>
          <table:table-cell table:style-name="ce3" office:value-type="float" office:value="0.25" calcext:value-type="float">
            <text:p>0.25</text:p>
          </table:table-cell>
          <table:table-cell table:style-name="ce2" table:formula="of:=[.I34]*[.B34]" office:value-type="float" office:value="0.75" calcext:value-type="float">
            <text:p>0.75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U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MR16006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LMR16006XDDCR</text:p>
          </table:table-cell>
          <table:table-cell table:style-name="ce7" office:value-type="string" calcext:value-type="string">
            <text:p>TI-DDC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Texas-Instruments/LMR16006XDDCR/?qs=sGAEpiMZZMtWZAo%2FKf1JUDiPfzg%2FwRpi%252bqs9iq3GWUA%3D" xlink:type="simple">http://www.mouser.de/ProductDetail/Texas-Instruments/LMR16006XDDCR/?qs=sGAEpiMZZMtWZAo%2fKf1JUDiPfzg%2fwRpi%252bqs9iq3GWUA%3d</text:a></text:p>
          </table:table-cell>
          <table:table-cell table:style-name="ce3" office:value-type="float" office:value="2.7" calcext:value-type="float">
            <text:p>2.7</text:p>
          </table:table-cell>
          <table:table-cell table:style-name="ce2" table:formula="of:=[.I35]*[.B35]" office:value-type="float" office:value="2.7" calcext:value-type="float">
            <text:p>2.7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U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N74LVC1G08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SN74LVC1G08DCKR</text:p>
          </table:table-cell>
          <table:table-cell table:style-name="ce7" office:value-type="string" calcext:value-type="string">
            <text:p>TI-DCK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Texas-Instruments/SN74LVC1G08DCKR/?qs=sGAEpiMZZMtMa9lbYwD6ZOuZLcSXNpUaNbW8u1h%2F4kI%3D" xlink:type="simple">http://www.mouser.de/ProductDetail/Texas-Instruments/SN74LVC1G08DCKR/?qs=sGAEpiMZZMtMa9lbYwD6ZOuZLcSXNpUaNbW8u1h%2f4kI%3d</text:a></text:p>
          </table:table-cell>
          <table:table-cell table:style-name="ce3" office:value-type="float" office:value="0.387" calcext:value-type="float">
            <text:p>0.387</text:p>
          </table:table-cell>
          <table:table-cell table:style-name="ce2" table:formula="of:=[.I36]*[.B36]" office:value-type="float" office:value="0.387" calcext:value-type="float">
            <text:p>0.387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U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F072RB</text:p>
          </table:table-cell>
          <table:table-cell table:style-name="ce3" office:value-type="string" calcext:value-type="string">
            <text:p>ST Microelectronics</text:p>
          </table:table-cell>
          <table:table-cell table:style-name="ce3" office:value-type="string" calcext:value-type="string">
            <text:p>STM32F072RBT6</text:p>
          </table:table-cell>
          <table:table-cell table:style-name="ce7" office:value-type="string" calcext:value-type="string">
            <text:p>LQFP64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STMicroelectronics/STM32F072RBT6/?qs=sGAEpiMZZMvMXbh32ZmHAJeKCMMQDUn6WlKGtkUaawM%3D" xlink:type="simple">http://www.mouser.de/ProductDetail/STMicroelectronics/STM32F072RBT6/?qs=sGAEpiMZZMvMXbh32ZmHAJeKCMMQDUn6WlKGtkUaawM%3d</text:a></text:p>
          </table:table-cell>
          <table:table-cell table:style-name="ce3" office:value-type="float" office:value="3.7" calcext:value-type="float">
            <text:p>3.7</text:p>
          </table:table-cell>
          <table:table-cell table:style-name="ce2" table:formula="of:=[.I37]*[.B37]" office:value-type="float" office:value="3.7" calcext:value-type="float">
            <text:p>3.7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U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C1080</text:p>
          </table:table-cell>
          <table:table-cell table:style-name="ce3" office:value-type="string" calcext:value-type="string">
            <text:p>Texas Instruments</text:p>
          </table:table-cell>
          <table:table-cell table:style-name="ce3"/>
          <table:table-cell table:style-name="ce7" office:value-type="string" calcext:value-type="string">
            <text:p>DMB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Texas-Instruments/HDC1080DMBR/?qs=sGAEpiMZZMvt1VFuCspEMoKaiDcGzdlwPI84WwsUYd8%3D" xlink:type="simple">http://www.mouser.de/ProductDetail/Texas-Instruments/HDC1080DMBR/?qs=sGAEpiMZZMvt1VFuCspEMoKaiDcGzdlwPI84WwsUYd8%3d</text:a></text:p>
          </table:table-cell>
          <table:table-cell table:style-name="ce3" office:value-type="float" office:value="2.7" calcext:value-type="float">
            <text:p>2.7</text:p>
          </table:table-cell>
          <table:table-cell table:style-name="ce2" table:formula="of:=[.I38]*[.B38]" office:value-type="float" office:value="2.7" calcext:value-type="float">
            <text:p>2.7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U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CAN334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TCAN334DCNT</text:p>
          </table:table-cell>
          <table:table-cell table:style-name="ce7" office:value-type="string" calcext:value-type="string">
            <text:p>TI-DCN</text:p>
          </table:table-cell>
          <table:table-cell table:style-name="ce11"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de/ProductDetail/Texas-Instruments/TCAN334DCNT/?qs=%2Fha2pyFadujIjOGaGB2sh16vhlbbX655Zr1iq1KJjkIs0T1GkgUHug%3D%3D" xlink:type="simple">http://www.mouser.de/ProductDetail/Texas-Instruments/TCAN334DCNT/?qs=%2fha2pyFadujIjOGaGB2sh16vhlbbX655Zr1iq1KJjkIs0T1GkgUHug%3d%3d</text:a></text:p>
          </table:table-cell>
          <table:table-cell table:style-name="ce3" office:value-type="float" office:value="2.26" calcext:value-type="float">
            <text:p>2.26</text:p>
          </table:table-cell>
          <table:table-cell table:style-name="ce2" table:formula="of:=[.I39]*[.B39]" office:value-type="float" office:value="2.26" calcext:value-type="float">
            <text:p>2.26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X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2,768kHz, 12.5pF</text:p>
          </table:table-cell>
          <table:table-cell table:style-name="ce3" office:value-type="string" calcext:value-type="string">
            <text:p>MICRO CRYSTAL</text:p>
          </table:table-cell>
          <table:table-cell table:style-name="ce3" office:value-type="string" calcext:value-type="string">
            <text:p>MS1V-T1K 32.768KHZ 12,5PF</text:p>
          </table:table-cell>
          <table:table-cell table:style-name="ce7"/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<text:a xlink:href="http://www.reichelt.de/Uhrenquarze-SMD-Gehaeuse/32-768-MS1V-12-5/3/index.html?ACTION=3&amp;GROUPID=4005&amp;ARTICLE=85040&amp;OFFSET=500&amp;" xlink:type="simple">http://www.reichelt.de/Uhrenquarze-SMD-Gehaeuse/32-768-MS1V-12-5/3/index.html?ACTION=3&amp;GROUPID=4005&amp;ARTICLE=85040&amp;OFFSET=500&amp;</text:a></text:p>
          </table:table-cell>
          <table:table-cell table:style-name="ce3" office:value-type="float" office:value="0.39" calcext:value-type="float">
            <text:p>0.39</text:p>
          </table:table-cell>
          <table:table-cell table:style-name="ce2" table:formula="of:=[.I40]*[.B40]" office:value-type="float" office:value="0.39" calcext:value-type="float">
            <text:p>0.39</text:p>
          </table:table-cell>
          <table:table-cell table:style-name="ce3"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formula="of:=SUM([.J2:.J40])" office:value-type="float" office:value="25.39" calcext:value-type="float">
            <text:p>25.39</text:p>
          </table:table-cell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20:39:10.083036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5:33:37.559393084</meta:creation-date>
    <dc:date>2017-01-19T21:45:53.092090418</dc:date>
    <meta:editing-duration>PT16H34M57S</meta:editing-duration>
    <meta:editing-cycles>54</meta:editing-cycles>
    <meta:generator>LibreOffice/5.2.2.2$Linux_X86_64 LibreOffice_project/20m0$Build-2</meta:generator>
    <meta:document-statistic meta:table-count="1" meta:cell-count="410" meta:object-count="0"/>
  </office:meta>
</office:document-meta>
</file>